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27bf" officeooo:paragraph-rsid="001f27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ing to god</text:p>
      <text:p text:style-name="P1"/>
      <text:p text:style-name="P1">you have new believers. <text:s/>Every so often you get to make some corrections to their theology</text:p>
      <text:p text:style-name="P1"/>
      <text:p text:style-name="P1">They may not always pick the correct conclusion based off of what you told them</text:p>
      <text:p text:style-name="P1"/>
      <text:p text:style-name="P1"/>
      <text:p text:style-name="P1">Every suggestion should be based off of what you know and what they know and their personallity. <text:s/>Basic starter questions</text:p>
      <text:p text:style-name="P1"/>
      <text:p text:style-name="P1"/>
      <text:p text:style-name="P1">How do you increase your knowledge. <text:s/>To increase you knowledge you have to do quests and trailes. <text:s/>Show case non-believers view points and disprove / learn from them.</text:p>
      <text:p text:style-name="P1">-It could be a trila from the past, or someones story/past.</text:p>
      <text:p text:style-name="P1">-Then work trhought he situation being in a cult, consumed by the world.</text:p>
      <text:p text:style-name="P1"/>
      <text:p text:style-name="P1"/>
      <text:p text:style-name="P1">What are some new believer question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rWooD </meta:initial-creator>
    <meta:creation-date>2014-08-04T11:59:03.101784496</meta:creation-date>
    <dc:date>2014-08-04T12:03:56.741819466</dc:date>
    <dc:creator>GrrWooD </dc:creator>
    <meta:editing-duration>P0D</meta:editing-duration>
    <meta:editing-cycles>1</meta:editing-cycles>
    <meta:document-statistic meta:table-count="0" meta:image-count="0" meta:object-count="0" meta:page-count="1" meta:paragraph-count="8" meta:word-count="112" meta:character-count="638" meta:non-whitespace-character-count="530"/>
    <meta:generator>LibreOffice/4.2.4.2$Linux_X86_64 LibreOffice_project/420m0$Build-2</meta:generator>
  </office:meta>
</office:document-meta>
</file>